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38629a" draw:textarea-horizontal-align="justify" draw:textarea-vertical-align="middle" draw:auto-grow-height="false" fo:min-height="7.868cm" fo:min-width="1.362cm"/>
    </style:style>
    <style:style style:name="gr2" style:family="graphic" style:parent-style-name="standard">
      <style:graphic-properties draw:fill-color="#38629a" draw:auto-grow-height="false" fo:min-height="6.807cm" fo:min-width="6.557cm" fo:wrap-option="no-wrap"/>
    </style:style>
    <style:style style:name="P1" style:family="paragraph">
      <loext:graphic-properties draw:fill-color="#38629a"/>
      <style:paragraph-properties fo:text-align="center"/>
    </style:style>
    <style:style style:name="P2" style:family="paragraph">
      <loext:graphic-properties draw:fill-color="#38629a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14cm" svg:height="8.986cm" draw:transform="skewX (-7.12845907537966E-017) rotate (-0.785398163397448) translate (5.452cm -0.902cm)">
          <text:p/>
          <draw:enhanced-geometry svg:viewBox="0 0 21600 21600" draw:mirror-horizontal="false" draw:mirror-vertical="false" draw:text-areas="?f0 ?f7 ?f2 21600" draw:type="up-arrow" draw:modifiers="6524.19928825623 7341.6207710464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8.661cm" svg:height="8.661cm" svg:x="0cm" svg:y="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5.01731701685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61cm" fo:page-height="8.661cm" style:print-orientation="portrait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Gaikema</meta:initial-creator>
    <meta:creation-date>2018-01-17T15:06:34.361066772</meta:creation-date>
    <dc:date>2018-01-25T20:11:12.711011081</dc:date>
    <dc:creator>Matt Gaikema</dc:creator>
    <meta:editing-duration>PT41M37S</meta:editing-duration>
    <meta:editing-cycles>19</meta:editing-cycles>
    <meta:generator>LibreOffice/5.3.1.2$Linux_X86_64 LibreOffice_project/30m0$Build-2</meta:generator>
    <meta:document-statistic meta:object-count="2"/>
  </office:meta>
</office:document-meta>
</file>